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hostlist-legac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OSSEC</text:p>
          </table:table-cell>
          <table:table-cell table:style-name="ce1" office:value-type="string" calcext:value-type="string">
            <text:p>Rundeck</text:p>
          </table:table-cell>
          <table:table-cell table:style-name="ce1" office:value-type="string" calcext:value-type="string">
            <text:p>Netdata</text:p>
          </table:table-cell>
          <table:table-cell table:style-name="ce1" office:value-type="string" calcext:value-type="string">
            <text:p>librenms mon</text:p>
          </table:table-cell>
          <table:table-cell table:style-name="ce1" office:value-type="string" calcext:value-type="string">
            <text:p>librenms log</text:p>
          </table:table-cell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(x)DP</text:p>
          </table:table-cell>
          <table:table-cell table:style-name="ce1" office:value-type="string" calcext:value-type="string">
            <text:p>NTP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Lyris</text:p>
          </table:table-cell>
          <table:table-cell table:style-name="ce1" office:value-type="string" calcext:value-type="string">
            <text:p>SCAP</text:p>
          </table:table-cell>
          <table:table-cell table:style-name="ce1" office:value-type="string" calcext:value-type="string">
            <text:p>Auditd</text:p>
          </table:table-cell>
          <table:table-cell table:style-name="ce1" office:value-type="string" calcext:value-type="string">
            <text:p>OpenVAS</text:p>
          </table:table-cell>
          <table:table-cell table:style-name="ce1" office:value-type="string" calcext:value-type="string">
            <text:p>oxidized</text:p>
          </table:table-cell>
        </table:table-row>
        <table:table-row table:style-name="ro1">
          <table:table-cell office:value-type="string" calcext:value-type="string">
            <text:p>3dpsrv</text:p>
          </table:table-cell>
          <table:table-cell table:number-columns-repeated="4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vmsrv-01</text:p>
          </table:table-cell>
          <table:table-cell table:number-columns-repeated="8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time1</text:p>
          </table:table-cell>
          <table:table-cell table:number-columns-repeated="7" office:value-type="string" calcext:value-type="string">
            <text:p>Y</text:p>
          </table:table-cell>
          <table:table-cell table:style-name="ce5"/>
          <table:table-cell table:number-columns-repeated="5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time2</text:p>
          </table:table-cell>
          <table:table-cell table:number-columns-repeated="7" office:value-type="string" calcext:value-type="string">
            <text:p>Y</text:p>
          </table:table-cell>
          <table:table-cell table:style-name="ce5"/>
          <table:table-cell table:number-columns-repeated="5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time3</text:p>
          </table:table-cell>
          <table:table-cell table:number-columns-repeated="7" office:value-type="string" calcext:value-type="string">
            <text:p>Y</text:p>
          </table:table-cell>
          <table:table-cell table:style-name="ce5"/>
          <table:table-cell table:number-columns-repeated="5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boss1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boss2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librenms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lab-wcw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lab-rrdev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ihole1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ihole2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number-columns-repeated="4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r-xilinx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r-sifive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r-arduino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vmsrv-0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stor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style-name="ce4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stor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style-name="ce4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core-rtr01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v-consrv01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fv-core-sw01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v-core-ap0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N/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v-lab-sw01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Y</text:p>
          </table:table-cell>
          <table:table-cell table:style-name="ce4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v-lab-sw02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v-lab-sw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style-name="ce5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v-lab-sw04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h-db-01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db-02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rrmwsrv-01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rrmwsrv-02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wwwsrv-01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wwwsrv-02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box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dc-01 </text:p>
          </table:table-cell>
          <table:table-cell table:style-name="ce3" table:number-columns-repeated="3"/>
          <table:table-cell table:number-columns-repeated="4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dc-02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dc-03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dc-04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sys-dc-05</text:p>
          </table:table-cell>
          <table:table-cell table:number-columns-repeated="7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izman</text:p>
          </table:table-cell>
          <table:table-cell table:number-columns-repeated="4" office:value-type="string" calcext:value-type="string">
            <text:p>Y</text:p>
          </table:table-cell>
          <table:table-cell table:style-name="ce5"/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cloud-www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ys-vps-matrix</text:p>
          </table:table-cell>
          <table:table-cell table:number-columns-repeated="7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h-wanrtr-01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vh-vmsrv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3" table:style-name="ce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subogs2 (need to resurrect)</text:p>
          </table:table-cell>
          <table:table-cell table:number-columns-repeated="13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etsonrr (need to resurrect)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N/A</text:p>
          </table:table-cell>
        </table:table-row>
      </table:table>
      <table:table table:name="hostlist-ovh-2021" table:style-name="ta1">
        <table:table-column table:style-name="co2" table:number-columns-repeated="15" table:default-cell-style-name="ce1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OSSEC</text:p>
          </table:table-cell>
          <table:table-cell office:value-type="string" calcext:value-type="string">
            <text:p>Rundeck</text:p>
          </table:table-cell>
          <table:table-cell office:value-type="string" calcext:value-type="string">
            <text:p>Netdata</text:p>
          </table:table-cell>
          <table:table-cell office:value-type="string" calcext:value-type="string">
            <text:p>librenms mon</text:p>
          </table:table-cell>
          <table:table-cell office:value-type="string" calcext:value-type="string">
            <text:p>librenms log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(x)DP</text:p>
          </table:table-cell>
          <table:table-cell office:value-type="string" calcext:value-type="string">
            <text:p>NTP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Lyris</text:p>
          </table:table-cell>
          <table:table-cell office:value-type="string" calcext:value-type="string">
            <text:p>SCAP</text:p>
          </table:table-cell>
          <table:table-cell office:value-type="string" calcext:value-type="string">
            <text:p>Auditd</text:p>
          </table:table-cell>
          <table:table-cell office:value-type="string" calcext:value-type="string">
            <text:p>OpenVAS</text:p>
          </table:table-cell>
          <table:table-cell office:value-type="string" calcext:value-type="string">
            <text:p>Config mgmt</text:p>
          </table:table-cell>
        </table:table-row>
      </table:table>
      <table:table table:name="hostlist-pfv-2021" table:style-name="ta1">
        <table:table-column table:style-name="co2" table:number-columns-repeated="15" table:default-cell-style-name="ce1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OSSEC</text:p>
          </table:table-cell>
          <table:table-cell office:value-type="string" calcext:value-type="string">
            <text:p>Rundeck</text:p>
          </table:table-cell>
          <table:table-cell office:value-type="string" calcext:value-type="string">
            <text:p>Netdata</text:p>
          </table:table-cell>
          <table:table-cell office:value-type="string" calcext:value-type="string">
            <text:p>librenms mon</text:p>
          </table:table-cell>
          <table:table-cell office:value-type="string" calcext:value-type="string">
            <text:p>librenms log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(x)DP</text:p>
          </table:table-cell>
          <table:table-cell office:value-type="string" calcext:value-type="string">
            <text:p>NTP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Lyris</text:p>
          </table:table-cell>
          <table:table-cell office:value-type="string" calcext:value-type="string">
            <text:p>SCAP</text:p>
          </table:table-cell>
          <table:table-cell office:value-type="string" calcext:value-type="string">
            <text:p>Auditd</text:p>
          </table:table-cell>
          <table:table-cell office:value-type="string" calcext:value-type="string">
            <text:p>OpenVAS</text:p>
          </table:table-cell>
          <table:table-cell office:value-type="string" calcext:value-type="string">
            <text:p>Config mgm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3:54:12.92420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0:48:41.171844626</meta:creation-date>
    <meta:generator>LibreOffice/6.0.7.3$Linux_X86_64 LibreOffice_project/00m0$Build-3</meta:generator>
    <dc:date>2020-12-02T13:57:24.441292166</dc:date>
    <meta:editing-duration>P2DT3M35S</meta:editing-duration>
    <meta:editing-cycles>231</meta:editing-cycles>
    <meta:document-statistic meta:table-count="3" meta:cell-count="462" meta:object-count="0"/>
  </office:meta>
</office:document-meta>
</file>